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78F000000AFA6EF5661.jpg"/>
  <manifest:file-entry manifest:media-type="image/jpeg" manifest:full-path="Pictures/1000000000000760000002CA7959BF44.jpg"/>
  <manifest:file-entry manifest:media-type="image/jpeg" manifest:full-path="Pictures/10000000000009B0000000F3E4E5C50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1" svg:font-family="'Helvetica Neue', Arial"/>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adornments="Italic"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Neue" fo:font-size="40pt" style:font-size-asian="40pt" style:font-size-complex="40pt"/>
    </style:style>
    <style:style style:name="P2" style:family="paragraph" style:parent-style-name="Standard">
      <style:text-properties style:font-name="Helvetica Neue" fo:font-size="22pt" style:font-size-asian="22pt" style:font-size-complex="22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Helvetica Neue Light" fo:font-size="40pt" style:font-size-asian="40pt" style:font-size-complex="40pt"/>
    </style:style>
    <style:style style:name="P5" style:family="paragraph" style:parent-style-name="Standard">
      <style:paragraph-properties fo:text-align="center" style:justify-single-word="false"/>
      <style:text-properties style:font-name="Helvetica Neue Thin" fo:font-size="36pt" style:font-size-asian="36pt" style:font-size-complex="36pt"/>
    </style:style>
    <style:style style:name="P6" style:family="paragraph" style:parent-style-name="Standard">
      <style:text-properties style:font-name="Helvetica Neue Thin" fo:font-size="18pt" style:font-size-asian="18pt" style:font-size-complex="18pt"/>
    </style:style>
    <style:style style:name="P7" style:family="paragraph" style:parent-style-name="Standard">
      <style:text-properties fo:language="en" fo:country="US"/>
    </style:style>
    <style:style style:name="P8" style:family="paragraph" style:parent-style-name="Standard">
      <style:text-properties style:font-name="Lato"/>
    </style:style>
    <style:style style:name="P9" style:family="paragraph" style:parent-style-name="Standard">
      <style:text-properties style:font-name="Lato" fo:font-size="18pt" style:font-size-asian="18pt" style:font-size-complex="18pt"/>
    </style:style>
    <style:style style:name="P10" style:family="paragraph" style:parent-style-name="Standard">
      <style:paragraph-properties fo:text-align="center" style:justify-single-word="false"/>
      <style:text-properties style:font-name="Lato"/>
    </style:style>
    <style:style style:name="P11" style:family="paragraph" style:parent-style-name="Standard">
      <style:paragraph-properties fo:text-align="center" style:justify-single-word="false"/>
      <style:text-properties style:font-name="Lato" fo:font-size="28pt" style:font-size-asian="28pt" style:font-size-complex="28pt"/>
    </style:style>
    <style:style style:name="P12" style:family="paragraph" style:parent-style-name="Standard">
      <style:paragraph-properties fo:line-height="115%" fo:text-align="center" style:justify-single-word="false"/>
      <style:text-properties style:font-name="Lato"/>
    </style:style>
    <style:style style:name="P13" style:family="paragraph" style:parent-style-name="Standard">
      <style:text-properties style:font-name="Lato" fo:font-size="14pt" style:font-size-asian="14pt" style:font-size-complex="14pt"/>
    </style:style>
    <style:style style:name="P14" style:family="paragraph" style:parent-style-name="Standard">
      <style:text-properties style:font-name="Lato" fo:font-size="14pt" fo:font-weight="bold" style:font-size-asian="14pt" style:font-weight-asian="bold" style:font-size-complex="14pt" style:font-weight-complex="bold"/>
    </style:style>
    <style:style style:name="P15" style:family="paragraph" style:parent-style-name="Standard">
      <style:text-properties style:font-name="Lato" fo:font-size="12pt" style:font-size-asian="12pt" style:font-size-complex="12pt"/>
    </style:style>
    <style:style style:name="P16" style:family="paragraph" style:parent-style-name="Standard" style:master-page-name="Standard">
      <style:paragraph-properties style:page-number="auto"/>
    </style:style>
    <style:style style:name="P17" style:family="paragraph" style:parent-style-name="Contents_20_1">
      <style:paragraph-properties>
        <style:tab-stops>
          <style:tab-stop style:position="15.921cm" style:type="right" style:leader-style="dotted" style:leader-text="."/>
        </style:tab-stops>
      </style:paragraph-properties>
    </style:style>
    <style:style style:name="P18" style:family="paragraph" style:parent-style-name="Contents_20_2">
      <style:paragraph-properties>
        <style:tab-stops>
          <style:tab-stop style:position="15.921cm" style:type="right" style:leader-style="dotted" style:leader-text="."/>
        </style:tab-stops>
      </style:paragraph-properties>
    </style:style>
    <style:style style:name="P19" style:family="paragraph" style:parent-style-name="Heading_20_1">
      <style:text-properties style:font-name="Lato"/>
    </style:style>
    <style:style style:name="P20" style:family="paragraph" style:parent-style-name="Heading_20_1">
      <style:paragraph-properties fo:break-before="page"/>
      <style:text-properties style:font-name="Lato"/>
    </style:style>
    <style:style style:name="P21" style:family="paragraph" style:parent-style-name="Heading_20_2">
      <style:text-properties style:font-name="Lato"/>
    </style:style>
    <style:style style:name="P22" style:family="paragraph">
      <style:paragraph-properties fo:text-align="center"/>
      <style:text-properties fo:font-size="18pt"/>
    </style:style>
    <style:style style:name="T1" style:family="text">
      <style:text-properties style:font-name="Helvetica Neue" fo:font-size="40pt" style:font-size-asian="40pt" style:font-size-complex="40pt"/>
    </style:style>
    <style:style style:name="T2" style:family="text">
      <style:text-properties style:font-name="Helvetica Neue Thin" fo:font-size="28pt" style:font-size-asian="28pt" style:font-size-complex="28pt"/>
    </style:style>
    <style:style style:name="T3" style:family="text">
      <style:text-properties style:font-name="Helvetica Neue Thin" fo:font-size="22pt" style:font-size-asian="22pt" style:font-size-complex="22pt"/>
    </style:style>
    <style:style style:name="T4" style:family="text">
      <style:text-properties style:font-name="Helvetica Neue Thin" fo:font-size="18pt" style:font-size-asian="18pt" style:font-size-complex="18pt"/>
    </style:style>
    <style:style style:name="T5" style:family="text">
      <style:text-properties style:font-name="Helvetica Neue Thin" fo:font-size="14pt" style:font-size-asian="14pt" style:font-size-complex="14pt"/>
    </style:style>
    <style:style style:name="T6" style:family="text">
      <style:text-properties fo:font-size="28pt" style:font-size-asian="28pt" style:font-size-complex="28pt"/>
    </style:style>
    <style:style style:name="T7" style:family="text">
      <style:text-properties style:font-size-complex="22pt"/>
    </style:style>
    <style:style style:name="T8" style:family="text">
      <style:text-properties fo:color="#00000a" style:font-name="Helvetica Neue Thin" fo:font-size="18pt" style:font-size-asian="18pt" style:font-size-complex="18pt"/>
    </style:style>
    <style:style style:name="T9" style:family="text">
      <style:text-properties fo:font-size="18pt" style:font-size-asian="18pt" style:font-size-complex="18pt"/>
    </style:style>
    <style:style style:name="T10" style:family="text">
      <style:text-properties text:display="none"/>
    </style:style>
    <style:style style:name="T11" style:family="text">
      <style:text-properties fo:language="en" fo:country="US"/>
    </style:style>
    <style:style style:name="T12" style:family="text">
      <style:text-properties fo:font-size="14pt" style:font-size-asian="14pt" style:font-size-complex="14pt"/>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Hearder_1.jpg" draw:style-name="gr1" draw:text-style-name="P22" svg:width="21.799cm" svg:height="8.242cm" svg:x="0cm" svg:y="0cm">
        <draw:image xlink:href="Pictures/1000000000000760000002CA7959BF44.jpg" xlink:type="simple" xlink:show="embed" xlink:actuate="onLoad">
          <text:p/>
        </draw:image>
      </draw:frame>
      <draw:frame text:anchor-type="page" text:anchor-page-number="0" draw:z-index="2" draw:name="Footer_2.jpg" draw:style-name="gr1" draw:text-style-name="P22" svg:width="22.305cm" svg:height="2.024cm" svg:x="0cm" svg:y="0cm">
        <draw:image xlink:href="Pictures/100000000000078F000000AFA6EF5661.jpg" xlink:type="simple" xlink:show="embed" xlink:actuate="onLoad">
          <text:p/>
        </draw:image>
      </draw:frame>
      <draw:frame text:anchor-type="page" text:anchor-page-number="0" draw:z-index="4" draw:name="Footer_1.jpg" draw:style-name="gr1" draw:text-style-name="P22" svg:width="24.445cm" svg:height="2.378cm" svg:x="0cm" svg:y="0cm">
        <draw:image xlink:href="Pictures/10000000000009B0000000F3E4E5C50D.jpg" xlink:type="simple" xlink:show="embed" xlink:actuate="onLoad">
          <text:p/>
        </draw:image>
      </draw:frame>
      <text:p text:style-name="P16"><draw:frame draw:style-name="fr1" draw:name="bilder1" text:anchor-type="char" svg:x="-2.946cm" svg:y="-2.582cm" svg:width="21.798cm" svg:height="8.243cm" draw:z-index="1"><draw:image xlink:href="Pictures/1000000000000760000002CA7959BF44.jpg" xlink:type="simple" xlink:show="embed" xlink:actuate="onLoad"/><draw:contour-polygon svg:width="1885px" svg:height="502px" svg:viewBox="0 0 1885 502" draw:points="1,155 1,156 1,157 1161,334 1124,335 1117,336 1114,337 1111,338 1109,339 1107,340 1106,341 1105,342 1104,343 1103,344 517,345 504,346 504,347 504,348 504,349 504,350 504,351 504,352 504,353 504,354 504,355 504,356 504,357 504,358 504,359 504,360 504,361 504,362 504,363 504,364 504,365 504,366 504,367 504,368 504,369 504,370 504,371 504,372 504,373 504,374 504,375 504,376 504,377 504,378 504,379 504,380 504,381 504,382 504,383 504,384 504,385 504,386 504,387 504,388 504,389 504,390 504,391 504,392 504,393 504,394 504,395 504,396 504,397 504,398 504,399 504,400 504,401 504,402 504,403 504,404 504,405 504,406 504,407 504,408 504,409 504,410 504,411 504,412 504,413 504,414 504,415 504,416 504,417 504,418 504,419 504,420 504,421 504,422 504,423 504,424 504,425 504,426 504,427 504,428 504,429 504,430 504,431 504,432 504,433 504,434 504,435 504,436 504,437 504,438 504,439 504,440 504,441 504,442 504,443 504,444 504,445 504,446 504,447 504,448 504,449 504,450 504,451 504,452 504,453 504,454 504,455 504,456 504,457 504,458 504,459 504,460 504,461 504,462 504,463 504,464 504,465 504,466 504,467 504,468 504,469 504,470 504,471 504,472 504,473 504,474 504,475 504,476 504,477 504,478 504,479 504,480 504,481 504,482 504,483 504,484 504,485 504,486 504,487 504,488 504,489 504,490 504,491 504,492 504,493 504,494 504,495 504,496 504,497 504,498 504,499 504,500 504,501 504,502 504,503 504,504 504,505 504,506 504,507 504,508 504,509 504,510 504,511 504,512 504,513 504,514 504,515 504,516 504,517 504,518 504,519 504,520 504,521 504,522 504,523 504,524 504,525 504,526 504,527 504,528 504,529 504,530 504,531 504,532 504,533 504,534 504,535 504,536 504,537 504,538 504,539 504,540 504,541 504,542 504,543 504,544 504,545 504,546 504,547 504,548 504,549 504,550 505,551 506,552 507,553 507,554 508,555 509,556 510,557 511,558 511,559 512,560 513,561 514,562 515,563 516,564 516,565 517,566 518,567 519,568 520,569 521,570 521,571 522,572 523,573 524,574 525,575 526,576 527,577 527,578 528,579 529,580 530,581 531,582 531,583 532,584 533,585 534,586 535,587 536,588 536,589 537,590 538,591 539,592 540,593 540,594 541,595 542,596 543,597 544,598 545,599 545,600 546,601 547,602 548,603 549,604 549,605 550,606 551,607 552,608 553,609 554,610 555,611 555,612 556,613 557,614 558,615 559,616 559,617 560,618 561,619 562,620 563,621 564,622 564,623 565,624 566,625 567,626 568,627 569,628 569,629 570,630 571,631 572,632 573,633 574,634 574,635 575,636 576,637 577,638 578,639 578,640 579,641 580,642 581,643 582,644 583,645 583,646 584,647 585,648 586,649 587,650 588,651 588,652 589,653 590,654 591,655 592,656 593,657 594,657 595,656 596,655 597,654 598,653 599,652 599,651 600,650 601,649 602,648 603,647 604,646 604,645 605,644 606,643 607,642 608,641 608,640 609,639 610,638 611,637 612,636 613,635 613,634 614,633 615,632 616,631 617,630 618,629 618,628 619,627 620,626 621,625 622,624 623,623 954,622 956,621 958,620 959,619 960,618 961,617 961,616 962,615 962,614 963,613 963,612 964,611 964,610 964,609 964,608 965,607 1251,606 1265,605 1265,604 1265,603 1265,602 1265,601 1265,600 1265,599 1265,598 1265,597 1265,596 1265,595 1265,594 1265,593 1265,592 1265,591 1265,590 1265,589 1265,588 1265,587 1265,586 1265,585 1265,584 1265,583 1265,582 1265,581 1265,580 1265,579 1265,578 1265,577 1265,576 1265,575 1265,574 1265,573 1265,572 1265,571 1264,570 1249,569 1211,568 1211,567 1211,566 1211,565 1211,564 1211,563 1223,562 1225,561 1226,560 1227,559 1227,558 1227,557 1227,556 1227,555 1226,554 1226,553 1224,552 534,551 682,550 683,549 683,548 683,547 683,546 1335,545 1337,544 1359,543 1361,542 1363,541 1364,540 1365,539 1366,538 1366,537 1367,536 1367,535 1368,534 1368,533 1369,532 1369,531 1370,530 1370,529 1370,528 1371,527 1371,526 1372,525 1372,524 1372,523 1373,522 1373,521 1373,520 1374,519 1374,518 1375,517 1375,516 1375,515 1376,514 1376,513 1377,512 1377,511 1377,510 1378,509 1378,508 1378,507 1379,506 1379,505 1380,504 1380,503 1380,502 1381,501 1381,500 1382,499 1382,498 1382,497 1383,496 1383,495 1383,494 1382,493 1333,492 1265,491 1265,490 1265,489 1265,488 1265,487 1265,486 1265,485 1265,484 1265,483 1265,482 1265,481 1265,480 1265,479 1265,478 1265,477 1152,476 1028,475 683,474 683,473 683,472 683,471 683,470 683,469 683,468 683,467 683,466 683,465 683,464 683,463 683,462 683,461 683,460 683,459 683,458 683,457 683,456 683,455 683,454 1044,453 1051,452 1055,451 1161,450 1162,449 1162,448 1162,447 1162,446 1162,445 1162,444 1162,443 1162,442 1162,441 1162,440 1162,439 1162,438 1162,437 1162,436 1162,435 1162,434 1162,433 1162,432 1162,431 1162,430 1162,429 1162,428 1162,427 1162,426 1162,425 1162,424 1162,423 1162,422 1162,421 1162,420 1162,419 1162,418 1162,417 1162,416 1162,415 1162,414 1162,413 1162,412 1162,411 1162,410 1162,409 1162,408 1162,407 1162,406 1162,405 1162,404 1162,403 1162,402 1162,401 1162,400 1162,399 1162,398 1162,397 1162,396 1162,395 1181,394 1182,393 1182,392 1182,391 1182,390 1182,389 1182,388 1182,387 1182,386 1182,385 1182,384 1182,383 1182,382 1182,381 1182,380 1182,379 1182,378 1182,377 1182,376 1181,375 1162,374 1162,373 1162,372 1162,371 1162,370 1162,369 1162,368 1162,367 1162,366 1162,365 1162,364 1162,363 1162,362 1162,361 1162,360 1163,359 1163,358 1164,357 1164,356 1165,355 1183,354 1184,353 1184,352 1184,351 1184,350 1184,349 1184,348 1184,347 1184,346 1184,345 1184,344 1184,343 1184,342 1184,341 1184,340 1184,339 1184,338 1184,337 1183,336 1180,335 1176,334 1886,157 1886,156 1886,155" draw:recreate-on-edit="true"/></draw:frame></text:p>
      <text:p text:style-name="Standard"/>
      <text:p text:style-name="Standard"/>
      <text:p text:style-name="Standard"/>
      <text:p text:style-name="Standard"/>
      <text:p text:style-name="P1"/>
      <text:p text:style-name="P3"><text:span text:style-name="T1">Technical Report</text:span></text:p>
      <text:p text:style-name="P4"/>
      <text:p text:style-name="P10"><text:span text:style-name="T6">GoT gaming board</text:span></text:p>
      <text:p text:style-name="P11"/>
      <text:p text:style-name="P10"><text:span text:style-name="T6">Jorun Pihl Bratteng</text:span></text:p>
      <text:p text:style-name="P11"/>
      <text:p text:style-name="P12"><text:span text:style-name="T6">Word count</text:span><draw:frame draw:style-name="fr2" draw:name="bilder2" text:anchor-type="char" svg:x="-2.54cm" svg:y="10.88cm" svg:width="22.306cm" svg:height="2.023cm" draw:z-index="3"><draw:image xlink:href="Pictures/100000000000078F000000AFA6EF5661.jpg" xlink:type="simple" xlink:show="embed" xlink:actuate="onLoad"/></draw:frame></text:p>
      <text:p text:style-name="P3"><text:soft-page-break/><text:span text:style-name="T3">Summary: 250<text:tab/> | <text:s/>Main text:500</text:span></text:p>
      <text:p text:style-name="P5"/>
      <text:p text:style-name="P5"><text:bookmark text:name="_GoBack"/></text:p>
      <text:p text:style-name="P2"/>
      <text:p text:style-name="Contents_20_Heading"><text:span text:style-name="T8">Table of Contents</text:span></text:p>
      <text:p text:style-name="P7"/>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15_1865003914">1. Summary<text:tab/>3</text:a></text:p>
          <text:p text:style-name="P17"><text:a xlink:type="simple" xlink:href="#__RefHeading__117_1865003914">2. Body<text:tab/>4</text:a></text:p>
          <text:p text:style-name="P18"><text:a xlink:type="simple" xlink:href="#__RefHeading__119_1865003914">2.1. Introduction<text:tab/>4</text:a></text:p>
          <text:p text:style-name="P18"><text:a xlink:type="simple" xlink:href="#__RefHeading__121_1865003914">2.2. Main section of report<text:tab/>4</text:a></text:p>
          <text:p text:style-name="P18"><text:a xlink:type="simple" xlink:href="#__RefHeading__123_1865003914">2.3. Conclusion<text:tab/>4</text:a></text:p>
          <text:p text:style-name="P17"><text:a xlink:type="simple" xlink:href="#__RefHeading__125_1865003914">3. References<text:tab/>5</text:a></text:p>
          <text:p text:style-name="P17"><text:a xlink:type="simple" xlink:href="#__RefHeading__127_1865003914">4. Acknowledgements<text:tab/>6</text:a></text:p>
          <text:p text:style-name="P17"><text:a xlink:type="simple" xlink:href="#__RefHeading__129_1865003914">5. Appendices<text:tab/>7</text:a></text:p>
        </text:index-body>
      </text:table-of-content>
      <text:p text:style-name="Standard"><text:span text:style-name="T10"/></text:p>
      <text:p text:style-name="P2"/>
      <text:list xml:id="list1285369857917799882" text:style-name="Outline">
        <text:list-item>
          <text:h text:style-name="P20" text:outline-level="1"><text:bookmark-start text:name="__RefHeading__115_1865003914"/><text:bookmark-start text:name="_Toc25064482"/><text:span text:style-name="T7">1. </text:span>Summary<text:bookmark-end text:name="__RefHeading__115_1865003914"/><text:bookmark-end text:name="_Toc25064482"/></text:h>
        </text:list-item>
      </text:list>
      <text:p text:style-name="P8"><text:span text:style-name="T12">In this report I am going to talk about how I created and builded a online board game for Game of Thrones by using a API link, HTML, CSS and JS to show what I have learned from CSS Frameworks, Javascript 2 and Design 2.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p text:style-name="P2"/>
      <text:list xml:id="list28570987" text:continue-numbering="true" text:style-name="Outline">
        <text:list-item>
          <text:h text:style-name="Heading_20_1" text:outline-level="1"/>
        </text:list-item>
        <text:list-item>
          <text:h text:style-name="P20" text:outline-level="1"><text:bookmark-start text:name="__RefHeading__117_1865003914"/><text:bookmark-start text:name="_Toc25064483"/>2. Body<text:bookmark-end text:name="__RefHeading__117_1865003914"/><text:bookmark-end text:name="_Toc25064483"/></text:h>
        </text:list-item>
      </text:list>
      <text:p text:style-name="P9"/>
      <text:list xml:id="list28581146" text:continue-numbering="true" text:style-name="Outline">
        <text:list-item>
          <text:list>
            <text:list-item>
              <text:h text:style-name="P21" text:outline-level="2"><text:bookmark-start text:name="__RefHeading__119_1865003914"/><text:bookmark-start text:name="_Toc25064484"/>2.1. Introduction<text:bookmark-end text:name="__RefHeading__119_1865003914"/><text:bookmark-end text:name="_Toc25064484"/></text:h>
            </text:list-item>
          </text:list>
        </text:list-item>
      </text:list>
      <text:p text:style-name="P9"/>
      <text:list xml:id="list28572174" text:continue-numbering="true" text:style-name="Outline">
        <text:list-item>
          <text:list>
            <text:list-item>
              <text:h text:style-name="P21" text:outline-level="2"><text:bookmark-start text:name="__RefHeading__121_1865003914"/><text:bookmark-start text:name="_Toc25064485"/>2.2. Main section of report<text:bookmark-end text:name="__RefHeading__121_1865003914"/><text:bookmark-end text:name="_Toc25064485"/></text:h>
            </text:list-item>
          </text:list>
        </text:list-item>
      </text:list>
      <text:p text:style-name="P9"/>
      <text:list xml:id="list28570718" text:continue-numbering="true" text:style-name="Outline">
        <text:list-item>
          <text:list>
            <text:list-item>
              <text:h text:style-name="P21" text:outline-level="2"><text:bookmark-start text:name="__RefHeading__123_1865003914"/><text:bookmark-start text:name="_Toc25064486"/>2.3. Conclusion<text:bookmark-end text:name="__RefHeading__123_1865003914"/><text:bookmark-end text:name="_Toc25064486"/></text:h>
            </text:list-item>
          </text:list>
        </text:list-item>
      </text:list>
      <text:p text:style-name="P9"/>
      <text:p text:style-name="P14">Logo</text:p>
      <text:p text:style-name="P13"/>
      <text:p text:style-name="P14">Colours</text:p>
      <text:p text:style-name="P15">I was searching on “Game og Thrones” at google and found the colours from the different houses. Since I use the houses as my tokens I see no problem to use them in the logo as wel. The colours shows the feeliongs on how the different houses is in the serie of game.</text:p>
      <text:p text:style-name="P15"/>
      <text:p text:style-name="P15">Red</text:p>
      <text:p text:style-name="P15">blue</text:p>
      <text:p text:style-name="P15">white</text:p>
      <text:p text:style-name="P15">orange </text:p>
      <text:p text:style-name="P15">black</text:p>
      <text:p text:style-name="P15">green </text:p>
      <text:p text:style-name="P9"/>
      <text:p text:style-name="P14">Map</text:p>
      <text:p text:style-name="P15">I used some of the colours to make the map by gradeient some of the colours so the tiles can come trough. </text:p>
      <text:p text:style-name="P15"/>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2"/>
      <text:p text:style-name="P2"/>
      <text:list xml:id="list28568161" text:continue-numbering="true" text:style-name="Outline">
        <text:list-item>
          <text:h text:style-name="P19" text:outline-level="1"><text:bookmark-start text:name="__RefHeading__125_1865003914"/><text:bookmark-start text:name="_Toc25064487"/>3. References<text:bookmark-end text:name="__RefHeading__125_1865003914"/><text:bookmark-end text:name="_Toc25064487"/></text:h>
        </text:list-item>
      </text:list>
      <text:p text:style-name="P9"/>
      <text:p text:style-name="P8"><text:span text:style-name="T9">Start writing here</text:span></text:p>
      <text:p text:style-name="P6"/>
      <text:p text:style-name="P6"/>
      <text:p text:style-name="P6"/>
      <text:p text:style-name="P6"/>
      <text:p text:style-name="P6"/>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list xml:id="list28561474" text:continue-numbering="true" text:style-name="Outline">
        <text:list-item>
          <text:h text:style-name="P19" text:outline-level="1"><text:bookmark-start text:name="__RefHeading__127_1865003914"/><text:bookmark-start text:name="_Toc25064488"/>4. Acknowledgements<text:bookmark-end text:name="__RefHeading__127_1865003914"/><text:bookmark-end text:name="_Toc25064488"/></text:h>
        </text:list-item>
      </text:list>
      <text:p text:style-name="P9"/>
      <text:p text:style-name="P8"><text:span text:style-name="T9">Start writing he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2"/>
      <text:p text:style-name="P2"/>
      <text:list xml:id="list28582623" text:continue-numbering="true" text:style-name="Outline">
        <text:list-item>
          <text:h text:style-name="P19" text:outline-level="1"><text:bookmark-start text:name="__RefHeading__129_1865003914"/><text:bookmark-start text:name="_Toc25064489"/>5. Appendices<text:bookmark-end text:name="__RefHeading__129_1865003914"/><text:bookmark-end text:name="_Toc25064489"/></text:h>
        </text:list-item>
      </text:list>
      <text:p text:style-name="P9"/>
      <text:p text:style-name="P8"><text:span text:style-name="T9">Start writing here</text:span></text:p>
      <text:p text:style-name="P5"/>
      <text:p text:style-name="P5"/>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1" svg:font-family="'Helvetica Neue', Arial"/>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adornments="Italic"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ZA"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name-complex="F"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name-complex="F"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name-complex="F"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name-complex="F"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name-complex="F"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r3" text:anchor-type="char" svg:x="-2.755cm" svg:y="-0.019cm" svg:width="24.444cm" svg:height="2.379cm" draw:z-index="11"><draw:image xlink:href="Pictures/10000000000009B0000000F3E4E5C50D.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orun Ingeborg Pihl Bratteng</dc:creator>
    <meta:editing-cycles>10</meta:editing-cycles>
    <meta:creation-date>2019-09-12T07:33:00</meta:creation-date>
    <dc:date>2020-02-07T08:35:02.12</dc:date>
    <meta:editing-duration>P9DT12H22M54S</meta:editing-duration>
    <meta:generator>OpenOffice/4.1.5$Win32 OpenOffice.org_project/415m1$Build-9789</meta:generator>
    <meta:document-statistic meta:table-count="0" meta:image-count="3" meta:object-count="0" meta:page-count="7" meta:paragraph-count="37" meta:word-count="202" meta:character-count="10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